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Variable Decla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Variable Declaration</text:p>
          </draw:text-box>
        </draw:frame>
        <draw:frame presentation:style-name="pr4" draw:text-style-name="P1" draw:layer="layout" svg:width="27cm" svg:height="11cm" svg:x="0.5cm" svg:y="2.5cm" presentation:class="outline" presentation:user-transformed="true">
          <draw:text-box>
            <text:list text:style-name="L2">
              <text:list-header>
                <text:p text:style-name="P1"><text:span text:style-name="T1">Python is flexible about variable declaration. You do not need to give data type of a variable at the time of it’s declaration.</text:span></text:p>
                <text:p text:style-name="P1"><text:span text:style-name="T1">a=5 (We can say here that “a” stores the integer 5.)</text:span></text:p>
                <text:p text:style-name="P1"><text:span text:style-name="T1">Valid:defined a variable ‘a’ and passed a value of 5 to it.</text:span></text:p>
                <text:p text:style-name="P1"><text:span text:style-name="T1">This statement has three parts:</text:span></text:p>
              </text:list-header>
              <text:list-item>
                <text:p text:style-name="P1"><text:span text:style-name="T1">1. Variable name</text:span></text:p>
              </text:list-item>
              <text:list-item>
                <text:p text:style-name="P1"><text:span text:style-name="T1">2. Assignment operator</text:span></text:p>
              </text:list-item>
              <text:list-item>
                <text:p text:style-name="P1"><text:span text:style-name="T1">3. Variable val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Why do we need variables?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A program is essentially a manipulation of data.</text:p>
              </text:list-item>
              <text:list-item>
                <text:p>The logic is what you code.</text:p>
              </text:list-item>
              <text:list-item>
                <text:p>The variables hold the data.</text:p>
              </text:list-item>
              <text:list-item>
                <text:p>Operators act on variab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Perimeter of a circl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Input: Radius (int or float)</text:p>
                <text:p text:style-name="P3"><text:span text:style-name="T2">Logic: 2 * Pi * </text:span>Radius</text:p>
                <text:p text:style-name="P3">Output: float</text:p>
                <text:p text:style-name="P3"/>
                <text:p text:style-name="P3">Lessons:</text:p>
                <text:p text:style-name="P3">1. How to declare a variable?</text:p>
                <text:p text:style-name="P3">2. How to use operators on it?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In Code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># Variable declaration. r is holding the radius.</text:p>
                <text:p>r = input("Enter the radius: ") # input() gives you a string</text:p>
                <text:p>r = float(r) # Type casting builtin for getting the float value of r</text:p>
                <text:p>perimeter = 2 * 3.14 * r # Computation</text:p>
                <text:p>print(perimeter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3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2T14:10:00.633483724</meta:creation-date>
    <meta:editing-duration>PT35M46S</meta:editing-duration>
    <meta:editing-cycles>16</meta:editing-cycles>
    <meta:generator>LibreOffice/7.3.7.2$Linux_X86_64 LibreOffice_project/30$Build-2</meta:generator>
    <dc:title>Blue Curve</dc:title>
    <dc:date>2023-05-13T15:30:29.518049610</dc:date>
    <meta:document-statistic meta:object-count="54"/>
  </office:meta>
</office:document-meta>
</file>